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MContext.getFileSys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MContext.getSu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MContext.getHome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MContext.getNamePath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MContext.getWorkspac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MContext.getHierarchy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MContext.get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MContext.AMContext( File physicalHomeDir , FileSystem fs , Session session , Subject subject , HierarchyManager hierMgr , NamePathResolver resolver , String workspa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